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79"/>
      <text:p text:style-name="P79"/>
      <text:p text:style-name="P79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79"/>
      <text:p text:style-name="P79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79"/>
      <text:p text:style-name="P79"/>
      <text:p text:style-name="P79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79"/>
      <text:p text:style-name="P79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80"/>
      <text:p text:style-name="P90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81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82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82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83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91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84"/>
      <text:p text:style-name="P84"/>
      <text:p text:style-name="P84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84"/>
      <text:p text:style-name="P84"/>
      <text:p text:style-name="P84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85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86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87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88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89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92"/>
      <text:p text:style-name="P92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93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94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95"/>
      <text:p text:style-name="P95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96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96"/>
      <text:p text:style-name="P96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97"/>
      <text:p text:style-name="P97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98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112"/>
      <text:p text:style-name="P98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99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00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01"/>
      <text:p text:style-name="P101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01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02"/>
      <text:p text:style-name="P102">D<text:span text:style-name="T12">ijous<text:tab/><text:tab/>16/11/23</text:span><text:span text:style-name="T24"> </text:span></text:p>
      <text:p text:style-name="P68">Preparació examen motors.</text:p>
      <text:p text:style-name="P68"/>
      <text:p text:style-name="P68"/>
      <text:p text:style-name="P103">D<text:span text:style-name="T12">illuns</text:span><text:tab/><text:span text:style-name="T26">20</text:span>/<text:span text:style-name="T14">11</text:span>/23</text:p>
      <text:p text:style-name="P70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03"/>
      <text:p text:style-name="P103">D<text:span text:style-name="T12">imarts<text:tab/>21/11/23</text:span><text:span text:style-name="T24"> </text:span></text:p>
      <text:p text:style-name="P70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03">D<text:span text:style-name="T12">imecres<text:tab/>22/11/23</text:span><text:span text:style-name="T24"> </text:span></text:p>
      <text:p text:style-name="P110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03"/>
      <text:p text:style-name="P103">D<text:span text:style-name="T12">ijous<text:tab/><text:tab/>23/11/23</text:span><text:span text:style-name="T24"> </text:span></text:p>
      <text:p text:style-name="P70">Comentat micrómetre.</text:p>
      <text:p text:style-name="P70">Mostrat <text:a xlink:type="simple" xlink:href="https://www.stefanelli.eng.br/en/use-reading-micrometer-hundredth-millimeter/">micrómetre virtual</text:a>. </text:p>
      <text:p text:style-name="P70">Fet exercici micròmetre. </text:p>
      <text:p text:style-name="P70">Vídeo <text:s/><text:a xlink:type="simple" xlink:href="https://www.youtube.com/watch?si=2jlw0jWI6-L+QIRnN&amp;v=9LC6oZHvNvE&amp;feature=youtu.be">Útils de verificació</text:a>.</text:p>
      <text:p text:style-name="P69"/>
      <text:p text:style-name="P104">D<text:span text:style-name="T12">illuns</text:span><text:tab/><text:span text:style-name="T26">27</text:span>/<text:span text:style-name="T14">11</text:span>/23</text:p>
      <text:p text:style-name="P71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113">D<text:span text:style-name="T12">imarts<text:tab/>28/11/23</text:span><text:span text:style-name="T24"> </text:span></text:p>
      <text:p text:style-name="P72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05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111">01, 04 i 05/12/23</text:p>
      <text:p text:style-name="P75">Període d'exàmens.</text:p>
      <text:p text:style-name="P57"/>
      <text:p text:style-name="P106">D<text:span text:style-name="T12">illuns</text:span><text:tab/><text:span text:style-name="T29">11</text:span>/<text:span text:style-name="T14">12</text:span>/23</text:p>
      <text:p text:style-name="P73">Co<text:span text:style-name="T29">rrecció examen del 05/12/23</text:span></text:p>
      <text:p text:style-name="P65"/>
      <text:p text:style-name="P107">D<text:span text:style-name="T12">imarts</text:span><text:tab/><text:span text:style-name="T29">12</text:span>/<text:span text:style-name="T14">12</text:span>/23</text:p>
      <text:p text:style-name="P74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6">Baixem al taller.</text:p>
      <text:p text:style-name="P66"/>
      <text:p text:style-name="P66"/>
      <text:p text:style-name="P108">D<text:span text:style-name="T12">imecres</text:span><text:tab/><text:span text:style-name="T29">13</text:span>/<text:span text:style-name="T14">12</text:span>/23</text:p>
      <text:p text:style-name="P77">Baixem al taller.</text:p>
      <text:p text:style-name="P67"/>
      <text:p text:style-name="P67"/>
      <text:p text:style-name="P109">D<text:span text:style-name="T12">ijous</text:span><text:tab/><text:tab/><text:span text:style-name="T29">14</text:span>/<text:span text:style-name="T14">12</text:span>/23</text:p>
      <text:p text:style-name="P78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114"/>
      <text:p text:style-name="P118">D<text:span text:style-name="T12">illuns</text:span><text:tab/><text:span text:style-name="T29">18</text:span>/<text:span text:style-name="T14">12</text:span>/23</text:p>
      <text:p text:style-name="P116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117">Baixem al taller, comencem a tallar amb equip de plasma, planxes per fer soldadura elèctrica.</text:p>
      <text:p text:style-name="P115"/>
      <text:p text:style-name="P1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2-18T21:58:11.326744224</dc:date>
    <meta:editing-duration>PT30M6S</meta:editing-duration>
    <meta:editing-cycles>54</meta:editing-cycles>
    <meta:document-statistic meta:table-count="0" meta:image-count="0" meta:object-count="0" meta:page-count="5" meta:paragraph-count="143" meta:word-count="718" meta:character-count="4862" meta:non-whitespace-character-count="4252"/>
  </office:meta>
</office:document-meta>
</file>